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left="0.4925in" fo:margin-right="0in" fo:text-indent="0in" style:auto-text-indent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>
      <style:paragraph-properties fo:margin-left="0.25in" fo:margin-right="0in" fo:text-indent="0in" style:auto-text-indent="false">
        <style:tab-stops/>
      </style:paragraph-properties>
    </style:style>
    <style:style style:name="P6" style:family="paragraph" style:parent-style-name="Standard" style:list-style-name="L3"/>
    <style:style style:name="P7" style:family="paragraph" style:parent-style-name="Standard">
      <style:paragraph-properties fo:margin-left="0.4925in" fo:margin-right="0in" fo:text-indent="0in" style:auto-text-indent="false"/>
    </style:style>
    <style:style style:name="P8" style:family="paragraph" style:parent-style-name="Text_20_body" style:list-style-name="L3">
      <style:paragraph-properties fo:margin-left="0in" fo:margin-right="0in" fo:text-indent="0in" style:auto-text-indent="false">
        <style:tab-stops/>
      </style:paragraph-properties>
    </style:style>
    <style:style style:name="P9" style:family="paragraph" style:parent-style-name="Text_20_body">
      <style:paragraph-properties fo:margin-left="0.4925in" fo:margin-right="0in" fo:text-indent="0in" style:auto-text-indent="false">
        <style:tab-stops/>
      </style:paragraph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2 Demo 1: Using the prstat Utility</text:h>
      <text:p text:style-name="Text_20_body">This demo presents a the use of the prstat utility to identify the LWPID that has the highest CPU usage.</text:p>
      <text:h text:style-name="Heading_20_3" text:outline-level="3">Required Software</text:h>
      <text:list text:style-name="L1">
        <text:list-item>
          <text:p text:style-name="P1">Solaris OS</text:p>
        </text:list-item>
        <text:list-item>
          <text:p text:style-name="P1">JDK 1.5 or higher</text:p>
        </text:list-item>
        <text:list-item>
          <text:p text:style-name="P1">Java2Demo </text:p>
        </text:list-item>
      </text:list>
      <text:p text:style-name="P2">Located in: &lt;JDK install dir&gt;/demo/jfc/Java2D/Java2Demo.jar</text:p>
      <text:h text:style-name="Heading_20_3" text:outline-level="3">Demo objectives</text:h>
      <text:list text:style-name="L2">
        <text:list-item>
          <text:p text:style-name="P3">To identify the LWPID that that has the highest CPU usage</text:p>
        </text:list-item>
        <text:list-item>
          <text:p text:style-name="P3">Identify the Java technology thread that maps to LWPID</text:p>
        </text:list-item>
      </text:list>
      <text:h text:style-name="Heading_20_3" text:outline-level="3">Instructions</text:h>
      <text:list text:style-name="L3">
        <text:list-item>
          <text:p text:style-name="P4">Open two (Solaris OS) terminal (or xterm) windows.</text:p>
        </text:list-item>
        <text:list-item>
          <text:p text:style-name="P4">In one window, run the command: </text:p>
        </text:list-item>
      </text:list>
      <text:p text:style-name="P2">prstat -Lm</text:p>
      <text:p text:style-name="P2">The prstat -Lm command will report micro-state information on a per LWP basis. You should note the following:</text:p>
      <text:list text:style-name="L4">
        <text:list-item>
          <text:p text:style-name="P5">The PID and LWPID are reported in the right most column.</text:p>
        </text:list-item>
        <text:list-item>
          <text:p text:style-name="P5">The LWPIDs are arranged in rows with the highest CPU utilizing LWPID at the top.</text:p>
        </text:list-item>
      </text:list>
      <text:list text:style-name="L3" text:continue-numbering="true">
        <text:list-item>
          <text:p text:style-name="P6">In the second window, run the Java2Demo and re-direct its output to a file:</text:p>
        </text:list-item>
      </text:list>
      <text:p text:style-name="P7">java -server -jar &lt;JDK install dir&gt;/demo/jfc/Java2D/Java2Demo.jar &gt; /tmp/demo1.txt </text:p>
      <text:p text:style-name="P7"/>
      <text:list text:style-name="L3" text:continue-numbering="true">
        <text:list-item>
          <text:p text:style-name="P8">Observe the prstat -Lm window and note the PID and LWPID number of the busiest LWPID (top row of output).</text:p>
        </text:list-item>
        <text:list-item>
          <text:p text:style-name="P8">Quit the prstat command. </text:p>
        </text:list-item>
        <text:list-item>
          <text:p text:style-name="P8">Use the following formatof the kill command to kill the busiest LWPID you identified in step 4.</text:p>
        </text:list-item>
      </text:list>
      <text:p text:style-name="P9">kill -3 &lt;PID&gt; where the PID is the PID you noted in step 4. For example: kill -3 957</text:p>
      <text:list text:style-name="L3" text:continue-numbering="true">
        <text:list-item>
          <text:p text:style-name="P8">Use the File menu to exit the Java2Demo application.</text:p>
        </text:list-item>
        <text:list-item>
          <text:p text:style-name="P8">Open the file /tmp/demo1.txt to examine the Java thread dump.</text:p>
        </text:list-item>
        <text:list-item>
          <text:p text:style-name="P8">Search the /tmp/demo1.txt for an nid value that matches the hex converted LWPID noted in step 4. </text:p>
          <text:p text:style-name="P8">For example, if the decimal value of the LWPID identified in step 4 is 10, then the corresponding hex value is 0xa. A search for the string 'nid=0xa' will find the Java thread mapping to LWPID 10. <text:s/></text:p>
        </text:list-item>
        <text:list-item>
          <text:p text:style-name="P8">If time permits repeat the exercise. If you are very quick, the busiest LWPID might correspond to the <text:s/>JVM's JIT compil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011</meta:generator>
    <meta:initial-creator>asok</meta:initial-creator>
    <meta:creation-date>2008-06-26T11:17:04</meta:creation-date>
    <dc:creator>asok</dc:creator>
    <dc:date>2008-06-26T15:23:19</dc:date>
    <dc:language>en-US</dc:language>
    <meta:editing-cycles>4</meta:editing-cycles>
    <meta:editing-duration>PT2H25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8" meta:word-count="317" meta:character-count="1730"/>
  </office:meta>
</office:document-meta>
</file>